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spaniały jest</text:span><text:span text:style-name="T1"><text:line-break/></text:span><text:span text:style-name="T1">majestat Twój.</text:span><text:span text:style-name="T1"><text:line-break/></text:span><text:span text:style-name="T1"><text:line-break/></text:span><text:span text:style-name="T1">Jak piękne jest Twoje oblicze, o Pa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5-20T13:48:28</meta:creation-date>
    <dc:date>2014-10-21T12:46:50.639000000</dc:date>
    <dc:language>pl-PL</dc:language>
    <meta:editing-cycles>17</meta:editing-cycles>
    <meta:editing-duration>PT8M20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